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668cm" fo:min-width="7.149cm"/>
    </style:style>
    <style:style style:name="gr2" style:family="graphic" style:parent-style-name="standard">
      <style:graphic-properties svg:stroke-color="#071136" draw:fill-color="#ebf5f6" draw:textarea-horizontal-align="justify" draw:textarea-vertical-align="middle" draw:auto-grow-height="false" fo:min-height="4.704cm" fo:min-width="11.74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0.893cm" fo:min-width="4.707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7.915cm"/>
    </style:style>
    <style:style style:name="gr5" style:family="graphic" style:parent-style-name="Default_5f_3">
      <style:graphic-properties draw:fill-color="#dddddd" draw:textarea-horizontal-align="justify" draw:textarea-vertical-align="middle" draw:auto-grow-height="false" fo:min-height="0.668cm" fo:min-width="7.149cm"/>
    </style:style>
    <style:style style:name="gr6" style:family="graphic" style:parent-style-name="Default_5f_3">
      <style:graphic-properties svg:stroke-color="#071136" draw:fill-color="#ebf5f6" draw:textarea-horizontal-align="justify" draw:textarea-vertical-align="middle" draw:auto-grow-height="false" fo:min-height="3.18cm" fo:min-width="11.74cm"/>
    </style:style>
    <style:style style:name="gr7" style:family="graphic" style:parent-style-name="Default_5f_3">
      <style:graphic-properties draw:fill-color="#faa61a" draw:textarea-horizontal-align="justify" draw:textarea-vertical-align="middle" draw:auto-grow-height="false" fo:min-height="0.893cm" fo:min-width="4.707cm"/>
    </style:style>
    <style:style style:name="gr8" style:family="graphic" style:parent-style-name="Default_5f_1">
      <style:graphic-properties svg:stroke-color="#071136" draw:fill-color="#ebf5f6" draw:textarea-horizontal-align="justify" draw:textarea-vertical-align="middle" draw:auto-grow-height="false" fo:min-height="3.561cm" fo:min-width="11.74cm"/>
    </style:style>
    <style:style style:name="gr9" style:family="graphic" style:parent-style-name="Default_5f_1">
      <style:graphic-properties draw:fill-color="#faa61a" draw:textarea-horizontal-align="justify" draw:textarea-vertical-align="middle" draw:auto-grow-height="false" fo:min-height="0.893cm" fo:min-width="4.707cm"/>
    </style:style>
    <style:style style:name="gr10" style:family="graphic" style:parent-style-name="Default_5f_1">
      <style:graphic-properties svg:stroke-color="#071136" draw:fill-color="#ebf5f6" draw:textarea-horizontal-align="justify" draw:textarea-vertical-align="middle" draw:auto-grow-height="false" fo:min-height="4.831cm" fo:min-width="11.74cm"/>
    </style:style>
    <style:style style:name="gr11" style:family="graphic" style:parent-style-name="Default_5f_1">
      <style:graphic-properties draw:fill-color="#dddddd" draw:textarea-horizontal-align="justify" draw:textarea-vertical-align="middle" draw:auto-grow-height="false" fo:min-height="0.668cm" fo:min-width="7.149cm"/>
    </style:style>
    <style:style style:name="gr12" style:family="graphic" style:parent-style-name="Default_5f_1">
      <style:graphic-properties svg:stroke-color="#071136" draw:fill-color="#ebf5f6" draw:textarea-horizontal-align="justify" draw:textarea-vertical-align="middle" draw:auto-grow-height="false" fo:min-height="4.069cm" fo:min-width="11.74cm"/>
    </style:style>
    <style:style style:name="gr13" style:family="graphic" style:parent-style-name="standard">
      <style:graphic-properties svg:stroke-color="#071136" draw:fill-color="#ebf5f6" draw:textarea-horizontal-align="justify" draw:textarea-vertical-align="middle" draw:auto-grow-height="false" fo:min-height="3.688cm" fo:min-width="11.35cm"/>
    </style:style>
    <style:style style:name="gr14" style:family="graphic" style:parent-style-name="standard">
      <style:graphic-properties draw:fill-color="#ff8bcd" draw:textarea-horizontal-align="justify" draw:textarea-vertical-align="middle" draw:auto-grow-height="false" fo:min-height="0.893cm" fo:min-width="4.707cm"/>
    </style:style>
    <style:style style:name="gr15" style:family="graphic" style:parent-style-name="standard">
      <style:graphic-properties svg:stroke-color="#071136" draw:fill-color="#ebf5f6" draw:textarea-horizontal-align="justify" draw:textarea-vertical-align="middle" draw:auto-grow-height="false" fo:min-height="3.561cm" fo:min-width="11.35cm"/>
    </style:style>
    <style:style style:name="gr16" style:family="graphic" style:parent-style-name="standard">
      <style:graphic-properties svg:stroke-color="#071136" draw:fill-color="#ebf5f6" draw:textarea-horizontal-align="justify" draw:textarea-vertical-align="middle" draw:auto-grow-height="false" fo:min-height="4.323cm" fo:min-width="8.048cm"/>
    </style:style>
    <style:style style:name="gr17" style:family="graphic" style:parent-style-name="standard">
      <style:graphic-properties svg:stroke-color="#071136" draw:fill-color="#ebf5f6" draw:textarea-horizontal-align="justify" draw:textarea-vertical-align="middle" draw:auto-grow-height="false" fo:min-height="2.799cm" fo:min-width="13.997cm"/>
    </style:style>
    <style:style style:name="gr18" style:family="graphic" style:parent-style-name="standard">
      <style:graphic-properties svg:stroke-color="#071136" draw:fill-color="#ebf5f6" draw:textarea-horizontal-align="justify" draw:textarea-vertical-align="middle" draw:auto-grow-height="false" fo:min-height="6.228cm" fo:min-width="11.35cm"/>
    </style:style>
    <style:style style:name="gr19" style:family="graphic" style:parent-style-name="standard">
      <style:graphic-properties svg:stroke-color="#071136" draw:fill-color="#ebf5f6" draw:textarea-horizontal-align="justify" draw:textarea-vertical-align="middle" draw:auto-grow-height="false" fo:min-height="2.672cm" fo:min-width="8.048cm"/>
    </style:style>
    <style:style style:name="gr20" style:family="graphic" style:parent-style-name="standard" style:list-style-name="L1">
      <style:graphic-properties svg:stroke-color="#071136" draw:fill-color="#ebf5f6" draw:textarea-horizontal-align="justify" draw:textarea-vertical-align="middle" draw:auto-grow-height="false" fo:min-height="4.323cm" fo:min-width="8.048cm"/>
    </style:style>
    <style:style style:name="gr21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4.323cm" fo:min-width="8.048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aa61a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svg:stroke-color="#071136" draw:fill-color="#ebf5f6" draw:textarea-horizontal-align="justify" draw:textarea-vertical-align="middle" draw:auto-grow-height="false" fo:min-height="2.164cm" fo:min-width="11.35cm"/>
    </style:style>
    <style:style style:name="gr24" style:family="graphic" style:parent-style-name="standard">
      <style:graphic-properties draw:fill-color="#87d1d1" draw:textarea-horizontal-align="justify" draw:textarea-vertical-align="middle" draw:auto-grow-height="false" fo:min-height="0.893cm" fo:min-width="4.707cm"/>
    </style:style>
    <style:style style:name="gr25" style:family="graphic" style:parent-style-name="standard">
      <style:graphic-properties svg:stroke-color="#071136" draw:fill-color="#ebf5f6" draw:textarea-horizontal-align="justify" draw:textarea-vertical-align="middle" draw:auto-grow-height="false" fo:min-height="1.751cm" fo:min-width="11.35cm"/>
    </style:style>
    <style:style style:name="gr26" style:family="graphic" style:parent-style-name="standard">
      <style:graphic-properties svg:stroke-color="#071136" draw:fill-color="#ebf5f6" draw:textarea-horizontal-align="justify" draw:textarea-vertical-align="middle" draw:auto-grow-height="false" fo:min-height="1.783cm" fo:min-width="11.35cm"/>
    </style:style>
    <style:style style:name="gr27" style:family="graphic" style:parent-style-name="standard">
      <style:graphic-properties draw:fill-color="#59c5c7" draw:textarea-horizontal-align="justify" draw:textarea-vertical-align="middle" draw:auto-grow-height="false" fo:min-height="0.893cm" fo:min-width="4.707cm"/>
    </style:style>
    <style:style style:name="gr28" style:family="graphic" style:parent-style-name="standard">
      <style:graphic-properties svg:stroke-color="#071136" draw:fill-color="#ebf5f6" draw:textarea-horizontal-align="justify" draw:textarea-vertical-align="middle" draw:auto-grow-height="false" fo:min-height="5.085cm" fo:min-width="13.779cm"/>
    </style:style>
    <style:style style:name="gr29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4.958cm" fo:min-width="13.779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59c5c7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2.926cm" fo:min-width="13.779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59c5c7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Default_5f_2">
      <style:graphic-properties svg:stroke-color="#071136" draw:fill-color="#ebf5f6" draw:textarea-horizontal-align="justify" draw:textarea-vertical-align="middle" draw:auto-grow-height="false" fo:min-height="2.672cm" fo:min-width="11.35cm"/>
    </style:style>
    <style:style style:name="gr34" style:family="graphic" style:parent-style-name="Default_5f_2">
      <style:graphic-properties draw:fill-color="#59c5c7" draw:textarea-horizontal-align="justify" draw:textarea-vertical-align="middle" draw:auto-grow-height="false" fo:min-height="0.893cm" fo:min-width="6.582cm"/>
    </style:style>
    <style:style style:name="gr35" style:family="graphic" style:parent-style-name="Default_5f_2">
      <style:graphic-properties draw:fill-color="#dddddd" draw:textarea-horizontal-align="justify" draw:textarea-vertical-align="middle" draw:auto-grow-height="false" fo:min-height="0.668cm" fo:min-width="7.149cm"/>
    </style:style>
    <style:style style:name="gr36" style:family="graphic" style:parent-style-name="Default_5f_2">
      <style:graphic-properties svg:stroke-color="#071136" draw:fill-color="#ebf5f6" draw:textarea-horizontal-align="justify" draw:textarea-vertical-align="middle" draw:auto-grow-height="false" fo:min-height="3.502cm" fo:min-width="11.35cm"/>
    </style:style>
    <style:style style:name="gr37" style:family="graphic" style:parent-style-name="Default_5f_2">
      <style:graphic-properties draw:fill-color="#59c5c7" draw:textarea-horizontal-align="justify" draw:textarea-vertical-align="middle" draw:auto-grow-height="false" fo:min-height="0.893cm" fo:min-width="6.709cm"/>
    </style:style>
    <style:style style:name="gr38" style:family="graphic" style:parent-style-name="Default_5f_2">
      <style:graphic-properties svg:stroke-color="#071136" draw:fill-color="#ebf5f6" draw:textarea-horizontal-align="justify" draw:textarea-vertical-align="middle" draw:auto-grow-height="false" fo:min-height="1.724cm" fo:min-width="11.3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ebf5f6"/>
      <style:paragraph-properties fo:text-align="start"/>
      <style:text-properties fo:font-size="12pt"/>
    </style:style>
    <style:style style:name="P5" style:family="paragraph">
      <loext:graphic-properties draw:fill-color="#faa61a"/>
      <style:paragraph-properties fo:text-align="center"/>
      <style:text-properties fo:font-size="13pt" fo:font-weight="bold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8bcd"/>
      <style:paragraph-properties fo:text-align="center"/>
      <style:text-properties fo:font-size="13pt" fo:font-weight="bold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ebf5f6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10" style:family="paragraph">
      <loext:graphic-properties draw:fill="solid" draw:fill-color="#ebf5f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7d1d1"/>
      <style:paragraph-properties fo:text-align="center"/>
      <style:text-properties fo:font-size="13pt" fo:font-weight="bold"/>
    </style:style>
    <style:style style:name="P14" style:family="paragraph">
      <loext:graphic-properties draw:fill-color="#59c5c7"/>
      <style:paragraph-properties fo:text-align="center"/>
      <style:text-properties fo:font-size="13pt" fo:font-weight="bold"/>
    </style:style>
    <style:style style:name="P15" style:family="paragraph">
      <loext:graphic-properties draw:fill="solid" draw:fill-color="#59c5c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fo:font-weight="bold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47cm" svg:height="1.016cm" svg:x="1.254cm" svg:y="1.382cm">
          <text:p text:style-name="P1">User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6.002cm" svg:height="4.953cm" svg:x="1.508cm" svg:y="4.556cm">
          <text:p text:style-name="P3"><text:span text:style-name="T1">Id = 0</text:span></text:p>
          <text:p text:style-name="P3"><text:span text:style-name="T1">Name = “”</text:span></text:p>
          <text:p text:style-name="P3"><text:span text:style-name="T2">Groups = [GroupMeta(), </text:span><text:span text:style-name="T1">GroupMeta()]</text:span></text:p>
          <text:p text:style-name="P3"><text:span text:style-name="T1">GroupNameOveride = “Group”</text:span></text:p>
          <text:p text:style-name="P3"><text:span text:style-name="T1">About = “”</text:span></text:p>
          <text:p text:style-name="P3"><text:span text:style-name="T1">Email = “”</text:span></text:p>
          <text:p text:style-name="P3"><text:span text:style-name="T1">Signature = “”</text:span></text:p>
          <text:p text:style-name="P3"><text:span text:style-name="T1">Website = “”</text:span></text:p>
          <text:p text:style-name="P3"><text:span text:style-name="T1">Description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508cm" svg:y="3.413cm">
          <text:p text:style-name="P1"><text:span text:style-name="T3">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util\user_class.p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7.747cm" svg:height="1.016cm" svg:x="1.254cm" svg:y="1.382cm">
          <text:p text:style-name="P1">Memory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6.002cm" svg:height="3.429cm" svg:x="1.508cm" svg:y="4.556cm">
          <text:p text:style-name="P3"><text:span text:style-name="T1">User = User()</text:span></text:p>
          <text:p text:style-name="P3"><text:span text:style-name="T1">LoggedIn = 0</text:span></text:p>
          <text:p text:style-name="P3"><text:span text:style-name="T2">CurrentGroup = GroupMeta()</text:span></text:p>
          <text:p text:style-name="P3"><text:span text:style-name="T1">CurrentClient = ClientMeta()</text:span></text:p>
          <text:p text:style-name="P3"><text:span text:style-name="T1">CurrentProject = ProjectMeta()</text:span></text:p>
          <text:p text:style-name="P3"><text:span text:style-name="T1">LastOpenedFilePath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5" draw:layer="layout" svg:width="5.207cm" svg:height="1.143cm" svg:x="1.508cm" svg:y="3.413cm">
          <text:p text:style-name="P1"><text:span text:style-name="T3">User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util\memory_class.p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4" draw:layer="layout" svg:width="16.002cm" svg:height="3.81cm" svg:x="1.889cm" svg:y="14.335cm">
          <text:p text:style-name="P3"><text:span text:style-name="T1">Id = 0</text:span></text:p>
          <text:p text:style-name="P3"><text:span text:style-name="T1">ClientName = “”</text:span></text:p>
          <text:p text:style-name="P3"><text:span text:style-name="T1">Projects = [ProjectMeta(), ProjectMeta()]</text:span></text:p>
          <text:p text:style-name="P3"><text:span text:style-name="T2">Groups = [GroupMeta(),</text:span><text:span text:style-name="T1">GroupMeta()]</text:span></text:p>
          <text:p text:style-name="P3"><text:span text:style-name="T1">Description = “”</text:span></text:p>
          <text:p text:style-name="P3"><text:span text:style-name="T1">Contacts = []</text:span></text:p>
          <text:p text:style-name="P3"><text:span text:style-name="T1">Website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5" draw:layer="layout" svg:width="5.207cm" svg:height="1.143cm" svg:x="1.889cm" svg:y="13.192cm">
          <text:p text:style-name="P1"><text:span text:style-name="T3">ClientMet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002cm" svg:height="5.08cm" svg:x="1.889cm" svg:y="19.796cm">
          <text:p text:style-name="P3"><text:span text:style-name="T1">Id = 0</text:span></text:p>
          <text:p text:style-name="P3"><text:span text:style-name="T1">Client = ClientMeta()</text:span></text:p>
          <text:p text:style-name="P3"><text:span text:style-name="T1">ProjectName = ""</text:span></text:p>
          <text:p text:style-name="P3"><text:span text:style-name="T1">Description = “”</text:span></text:p>
          <text:p text:style-name="P3"><text:span text:style-name="T1">ProjectType = {Edit, VFX, MotionGraphics, Web, Design, Test}</text:span></text:p>
          <text:p text:style-name="P3"><text:span text:style-name="T2">Scenes = [Scene(),Scene(),</text:span><text:span text:style-name="T1">Scene()]</text:span></text:p>
          <text:p text:style-name="P3"><text:span text:style-name="T2">PreviewExports = [PreviewExport(), PreviewExport()</text:span><text:span text:style-name="T1">]</text:span></text:p>
          <text:p text:style-name="P3"><text:span text:style-name="T2">FinalExports = [FinalExports(), FinalExports()</text:span><text:span text:style-name="T1">]</text:span></text:p>
          <text:p text:style-name="P3"><text:span text:style-name="T1">Delivery = Delivery()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5" draw:layer="layout" svg:width="5.207cm" svg:height="1.143cm" svg:x="1.889cm" svg:y="18.653cm">
          <text:p text:style-name="P1"><text:span text:style-name="T3">ProjectMet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747cm" svg:height="1.016cm" svg:x="1.254cm" svg:y="1.382cm">
          <text:p text:style-name="P1">Client &amp; Projec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6.002cm" svg:height="4.318cm" svg:x="1.508cm" svg:y="4.556cm">
          <text:p text:style-name="P3"><text:span text:style-name="T1">Id = 0</text:span></text:p>
          <text:p text:style-name="P3"><text:span text:style-name="T1">Name = “”</text:span></text:p>
          <text:p text:style-name="P3"><text:span text:style-name="T1">Clients = [ClientsMeta(), ClientsMeta()]</text:span></text:p>
          <text:p text:style-name="P3"><text:span text:style-name="T1">Users = [User(), User()]</text:span></text:p>
          <text:p text:style-name="P3"><text:span text:style-name="T1">Description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5" draw:layer="layout" svg:width="5.207cm" svg:height="1.143cm" svg:x="1.508cm" svg:y="3.413cm">
          <text:p text:style-name="P1"><text:span text:style-name="T3">Group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util\project_class.py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3" draw:text-style-name="P4" draw:layer="layout" svg:width="15.494cm" svg:height="3.937cm" svg:x="1.635cm" svg:y="17.383cm">
          <text:p text:style-name="P3"><text:span text:style-name="T1">Project = ProjectMeta()</text:span></text:p>
          <text:p text:style-name="P3"><text:span text:style-name="T1">SceneID=Scene00</text:span></text:p>
          <text:p text:style-name="P3"><text:span text:style-name="T1">Version=01</text:span></text:p>
          <text:p text:style-name="P3"><text:span text:style-name="T1">Shots = [ShotMetaClass()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7" draw:layer="layout" svg:width="5.207cm" svg:height="1.143cm" svg:x="1.635cm" svg:y="16.24cm">
          <text:p text:style-name="P1"><text:span text:style-name="T3">Scen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5.494cm" svg:height="3.81cm" svg:x="1.635cm" svg:y="22.971cm">
          <text:p text:style-name="P3"><text:span text:style-name="T1">ShotID=Shot00</text:span></text:p>
          <text:p text:style-name="P3"><text:span text:style-name="T1">FullID=Scene00_Shot00</text:span></text:p>
          <text:p text:style-name="P3"><text:span text:style-name="T1">Scene = Scene()</text:span></text:p>
          <text:p text:style-name="P3"><text:span text:style-name="T1">Version=01</text:span></text:p>
          <text:p text:style-name="P3"><text:span text:style-name="T1">ShotFiles = [ShotFile()]</text:span></text:p>
          <text:p text:style-name="P3"><text:span text:style-name="T1">MainShotFile = ShotFile()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7" draw:layer="layout" svg:width="5.207cm" svg:height="1.143cm" svg:x="1.635cm" svg:y="21.701cm">
          <text:p text:style-name="P1"><text:span text:style-name="T3">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1cm">
          <text:p text:style-name="P1">Scene &amp; Sho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1.176cm" svg:height="4.572cm" svg:x="1.635cm" svg:y="11.16cm">
          <text:p text:style-name="P3"><text:span text:style-name="T1">Id = 0</text:span></text:p>
          <text:p text:style-name="P3"><text:span text:style-name="T1">FilePath = “”</text:span></text:p>
          <text:p text:style-name="P3"><text:span text:style-name="T1">SoftwarePackage = Blender</text:span></text:p>
          <text:p text:style-name="P3"><text:span text:style-name="T1">RenderEngine = Eevee</text:span></text:p>
          <text:p text:style-name="P3"><text:span text:style-name="T1">Shot = Shot()</text:span></text:p>
          <text:p text:style-name="P3"><text:span text:style-name="T1">Dependencies = []</text:span></text:p>
          <text:p text:style-name="P8"><text:span text:style-name="T1">Cameras=[Camera(), Camera()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635cm" svg:y="10.017cm">
          <text:p text:style-name="P1"><text:span text:style-name="T3">Shot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pipeline\scene_class.py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7" draw:text-style-name="P4" draw:layer="layout" svg:width="18.955cm" svg:height="3.048cm" svg:x="1.254cm" svg:y="4.937cm">
          <text:p text:style-name="P3"><text:span text:style-name="T1">CameraName = “Camera.Tight”</text:span></text:p>
          <text:p text:style-name="P3"><text:span text:style-name="T1">Resolution = [1920, 1080]</text:span></text:p>
          <text:p text:style-name="P3"><text:span text:style-name="T1">CameraKeyframes = [CameraKeyframe(), CameraKeyframe()]</text:span></text:p>
          <text:p text:style-name="P3"><text:span text:style-name="T1">Cameras=[]</text:span></text:p>
          <text:p text:style-name="P3"><text:span text:style-name="T2">SavedCamerasPaths=[“../Shot_CamName.fbx”,“../Shot_CamName.abc”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7" draw:layer="layout" svg:width="5.207cm" svg:height="1.143cm" svg:x="1.254cm" svg:y="3.794cm">
          <text:p text:style-name="P1"><text:span text:style-name="T3">Camera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5.494cm" svg:height="6.477cm" svg:x="1.127cm" svg:y="9.89cm">
          <text:p text:style-name="P3"><text:span text:style-name="T1">Frame = 0</text:span></text:p>
          <text:p text:style-name="P3"><text:span text:style-name="T1">Interpolation = Linear</text:span></text:p>
          <text:p text:style-name="P3"><text:span text:style-name="T1">Transform = Transform()</text:span></text:p>
          <text:p text:style-name="P3"><text:span text:style-name="T1">PixelAspectRatio=1</text:span></text:p>
          <text:p text:style-name="P3"><text:span text:style-name="T1">Projection= Perspective # {Perspective , Orthographic, Parallel}</text:span></text:p>
          <text:p text:style-name="P3"><text:span text:style-name="T1">FocalLength = 50</text:span></text:p>
          <text:p text:style-name="P3"><text:span text:style-name="T1">FilmBack = 35.5</text:span></text:p>
          <text:p text:style-name="P3"><text:span text:style-name="T1">ShutterTime = 0.5</text:span></text:p>
          <text:p text:style-name="P3"><text:span text:style-name="T1">FocusDistance = 10</text:span></text:p>
          <text:p text:style-name="P3"><text:span text:style-name="T1">Fstop = 2.8</text:span></text:p>
          <text:p text:style-name="P3"><text:span text:style-name="T1">Bokeh = radial</text:span></text:p>
          <text:p text:style-name="P3"><text:span text:style-name="T1">BackgroundImage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7" draw:layer="layout" svg:width="5.207cm" svg:height="1.143cm" svg:x="1.127cm" svg:y="8.747cm">
          <text:p text:style-name="P1"><text:span text:style-name="T3">Camera Keyframe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Camera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pipeline\camera_class.p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9" draw:text-style-name="P4" draw:layer="layout" svg:width="11.176cm" svg:height="2.921cm" svg:x="1.635cm" svg:y="4.302cm">
          <text:p text:style-name="P3"><text:span text:style-name="T1">Blender</text:span></text:p>
          <text:p text:style-name="P3"><text:span text:style-name="T1">Houdini</text:span></text:p>
          <text:p text:style-name="P3"><text:span text:style-name="T1">Cinema4D</text:span></text:p>
          <text:p text:style-name="P3"><text:span text:style-name="T1">Maya</text:span></text:p>
          <text:p text:style-name="P3"><text:span text:style-name="T1">3DsMax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635cm" svg:y="3.159cm">
          <text:p text:style-name="P1"><text:span text:style-name="T3">Software Packag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3cm">
          <text:p text:style-name="P1">Software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1.176cm" svg:height="4.572cm" svg:x="1.635cm" svg:y="9.128cm">
          <text:p text:style-name="P8"><text:span text:style-name="T1">Id = 0</text:span></text:p>
          <text:p text:style-name="P8"><text:span text:style-name="T1">FilePath = “”</text:span></text:p>
          <text:p text:style-name="P8"><text:span text:style-name="T1">SoftwareName = Blender</text:span></text:p>
          <text:p text:style-name="P8"><text:span text:style-name="T1">RenderEngine = Eevee</text:span></text:p>
          <text:p text:style-name="P8"><text:span text:style-name="T1">CommandArguments = “”</text:span></text:p>
          <text:p text:style-name="P8"><text:span text:style-name="T1">Descripti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635cm" svg:y="7.985cm">
          <text:p text:style-name="P1"><text:span text:style-name="T3">Software Packag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176cm" svg:height="4.572cm" svg:x="1.762cm" svg:y="15.478cm">
          <text:p text:style-name="P8"><text:span text:style-name="T2">Id = 0</text:span></text:p>
          <text:p text:style-name="P8"><text:span text:style-name="T2">FilePath = “”</text:span></text:p>
          <text:p text:style-name="P8"><text:span text:style-name="T2">RenderEngineName = Eevee</text:span></text:p>
          <text:p text:style-name="P8"><text:span text:style-name="T2">Type = “Real-Time”</text:span></text:p>
          <text:p text:style-name="P8"><text:span text:style-name="T2">CommandArguments = “”</text:span></text:p>
          <text:p text:style-name="P8"><text:span text:style-name="T2">Descripti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12" draw:layer="layout" svg:width="5.207cm" svg:height="1.143cm" svg:x="1.762cm" svg:y="14.335cm">
          <text:p text:style-name="P11"><text:span text:style-name="T5">Render Engi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util\software_class.py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3" draw:text-style-name="P4" draw:layer="layout" svg:width="15.494cm" svg:height="2.413cm" svg:x="2.143cm" svg:y="5.858cm">
          <text:p text:style-name="P3"><text:span text:style-name="T1">Position = [0,0,0]</text:span></text:p>
          <text:p text:style-name="P3"><text:span text:style-name="T1">RotationEuler = [0,0,0]</text:span></text:p>
          <text:p text:style-name="P3"><text:span text:style-name="T1">RotationQuaternion = [0,0,0,0]</text:span></text:p>
          <text:p text:style-name="P3"><text:span text:style-name="T1">Scale = [0,0,0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3" draw:layer="layout" svg:width="5.207cm" svg:height="1.143cm" svg:x="2.143cm" svg:y="4.715cm">
          <text:p text:style-name="P1"><text:span text:style-name="T3">Transform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5.494cm" svg:height="2cm" svg:x="2.143cm" svg:y="10.303cm">
          <text:p text:style-name="P3"><text:span text:style-name="T1">Frame = 0</text:span></text:p>
          <text:p text:style-name="P3"><text:span text:style-name="T1">Interpolation = Linear</text:span></text:p>
          <text:p text:style-name="P3"><text:span text:style-name="T1">Transform = Transform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3" draw:layer="layout" svg:width="5.207cm" svg:height="1.143cm" svg:x="2.143cm" svg:y="9.16cm">
          <text:p text:style-name="P1"><text:span text:style-name="T3">Transform Key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Transform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util\transform_class.py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26" draw:text-style-name="P4" draw:layer="layout" svg:width="15.494cm" svg:height="2.032cm" svg:x="1.381cm" svg:y="5.064cm">
          <text:p text:style-name="P3"><text:span text:style-name="T1">ExportedImages=[]</text:span></text:p>
          <text:p text:style-name="P3"><text:span text:style-name="T1">ExportedVideos=[]</text:span></text:p>
          <text:p text:style-name="P3"><text:span text:style-name="T1">CompedVideos=[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4" draw:layer="layout" svg:width="5.207cm" svg:height="1.143cm" svg:x="1.411cm" svg:y="3.862cm">
          <text:p text:style-name="P1"><text:span text:style-name="T3">Export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8.669cm" svg:height="5.334cm" svg:x="1.381cm" svg:y="9.128cm">
          <text:p text:style-name="P3"><text:span text:style-name="T1">RenderEngine = {Workbench, Playblast, Eevee, Cycles, Octane, Redshift}</text:span></text:p>
          <text:p text:style-name="P3"><text:span text:style-name="T1">Version = 01</text:span></text:p>
          <text:p text:style-name="P3"><text:span text:style-name="T1">Comped = {True, False}</text:span></text:p>
          <text:p text:style-name="P3"><text:span text:style-name="T1">CompBatPath = “”</text:span></text:p>
          <text:p text:style-name="P3"><text:span text:style-name="T1">FPS = 24</text:span></text:p>
          <text:p text:style-name="P3"><text:span text:style-name="T1">Frames = 55</text:span></text:p>
          <text:p text:style-name="P3"><text:span text:style-name="T1">StartFrame = 1000</text:span></text:p>
          <text:p text:style-name="P3"><text:span text:style-name="T1">EndFrame = 1055</text:span></text:p>
          <text:p text:style-name="P3"><text:span text:style-name="T1">ShotFile = ShotFile()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4" draw:layer="layout" svg:width="5.207cm" svg:height="1.143cm" svg:x="1.411cm" svg:y="7.926cm">
          <text:p text:style-name="P1"><text:span text:style-name="T3">Preview Export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8.669cm" svg:height="5.207cm" svg:x="1.381cm" svg:y="16.113cm">
          <text:p text:style-name="P8"><text:span text:style-name="T2">RenderEngine = {Workbench, Playblast, Eevee, Cycles, Octane, Redshift}</text:span></text:p>
          <text:p text:style-name="P8"><text:span text:style-name="T2">Version = 01</text:span></text:p>
          <text:p text:style-name="P8"><text:span text:style-name="T2">Comped = {True, False}</text:span></text:p>
          <text:p text:style-name="P8"><text:span text:style-name="T2">FPS = 24</text:span></text:p>
          <text:p text:style-name="P8"><text:span text:style-name="T2">Frames = 55</text:span></text:p>
          <text:p text:style-name="P8"><text:span text:style-name="T2">StartFrame = 1000</text:span></text:p>
          <text:p text:style-name="P8"><text:span text:style-name="T2">EndFrame = 1055</text:span></text:p>
          <text:p text:style-name="P8"><text:span text:style-name="T2">CompBatPath = “”</text:span></text:p>
          <text:p text:style-name="P8"><text:span text:style-name="T2">SceneFile = “”</text:span></text:p>
          <text:p text:style-name="P8"><text:span text:style-name="T2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0" draw:text-style-name="P15" draw:layer="layout" svg:width="5.207cm" svg:height="1.143cm" svg:x="1.411cm" svg:y="14.97cm">
          <text:p text:style-name="P11"><text:span text:style-name="T5">Final Export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8.669cm" svg:height="3.175cm" svg:x="1.254cm" svg:y="22.59cm">
          <text:p text:style-name="P8"><text:span text:style-name="T2">ProjectMeta = ProjectMeta()</text:span></text:p>
          <text:p text:style-name="P8"><text:span text:style-name="T2">Version = 0.0.0</text:span></text:p>
          <text:p text:style-name="P8"><text:span text:style-name="T2">Description = “”</text:span></text:p>
          <text:p text:style-name="P8"><text:span text:style-name="T2">DistributionURL = “”</text:span></text:p>
          <text:p text:style-name="P8"><text:span text:style-name="T2">FilesIncluded = [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2" draw:text-style-name="P15" draw:layer="layout" svg:width="5.207cm" svg:height="1.143cm" svg:x="1.284cm" svg:y="21.32cm">
          <text:p text:style-name="P11"><text:span text:style-name="T5">Deliv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Expor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8.415cm" svg:height="0.635cm" svg:x="1.508cm" svg:y="2.524cm">
          <text:p text:style-name="P1"><text:span text:style-name="T4">.\py\models\pipeline\exports_class.py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33" draw:text-style-name="P4" draw:layer="layout" svg:width="15.494cm" svg:height="2.921cm" svg:x="1.381cm" svg:y="11.6cm">
          <text:p text:style-name="P3"><text:span text:style-name="T1">ProjectName=””</text:span></text:p>
          <text:p text:style-name="P8"><text:span text:style-name="T1">Version=””</text:span></text:p>
          <text:p text:style-name="P8"><text:span text:style-name="T1">INIPath=””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" draw:text-style-name="P14" draw:layer="layout" svg:width="7.082cm" svg:height="1.143cm" svg:x="1.411cm" svg:y="10.398cm">
          <text:p text:style-name="P1"><text:span text:style-name="T3">PostPipelineSetting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7.747cm" svg:height="1.016cm" svg:x="1.254cm" svg:y="1.382cm">
          <text:p text:style-name="P1">Post Pipeline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15.494cm" svg:height="3.751cm" svg:x="1.254cm" svg:y="16.231cm">
          <text:p text:style-name="P3"><text:span text:style-name="T1">PipelinePath=””</text:span></text:p>
          <text:p text:style-name="P8"><text:span text:style-name="T1">AudioFile=””</text:span></text:p>
          <text:p text:style-name="P8"><text:span text:style-name="T1">OutputFolder=””</text:span></text:p>
          <text:p text:style-name="P8"><text:span text:style-name="T1">EditJson=””</text:span></text:p>
          <text:p text:style-name="P8"><text:span text:style-name="T1">EditCSV=””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7" draw:text-style-name="P14" draw:layer="layout" svg:width="7.209cm" svg:height="1.143cm" svg:x="1.284cm" svg:y="15.029cm">
          <text:p text:style-name="P1"><text:span text:style-name="T3">PostPipelineDependencie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5.494cm" svg:height="1.973cm" svg:x="1.508cm" svg:y="7.155cm">
          <text:p text:style-name="P3"><text:span text:style-name="T1">Settings = PostPipelineSettings()</text:span></text:p>
          <text:p text:style-name="P3"><text:span text:style-name="T2">Dependencies = </text:span><text:span text:style-name="T1">PostPipelineDependencies()</text:span></text:p>
          <text:p text:style-name="P3"><text:span text:style-name="T1">Project = ProjectMeta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" draw:text-style-name="P14" draw:layer="layout" svg:width="7.082cm" svg:height="1.143cm" svg:x="1.538cm" svg:y="5.953cm">
          <text:p text:style-name="P1"><text:span text:style-name="T3">PostPipe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.415cm" svg:height="0.635cm" svg:x="1.508cm" svg:y="2.524cm">
          <text:p text:style-name="P1"><text:span text:style-name="T4">.\py\pipelineclasses.p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00:02:26.674000000</meta:creation-date>
    <dc:date>2021-04-06T00:13:45.819000000</dc:date>
    <meta:editing-duration>PT2H58M36S</meta:editing-duration>
    <meta:editing-cycles>18</meta:editing-cycles>
    <meta:generator>LibreOffice/6.0.4.2$Windows_X86_64 LibreOffice_project/9b0d9b32d5dcda91d2f1a96dc04c645c450872bf</meta:generator>
    <meta:document-statistic meta:object-count="62"/>
  </office:meta>
</office:document-meta>
</file>